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5d9" officeooo:paragraph-rsid="0003c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fil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1T17:03:40.306262312</meta:creation-date>
    <dc:date>2023-07-11T17:03:52.812162633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